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9868d" officeooo:paragraph-rsid="004a7b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469e73"/>
    </style:style>
    <style:style style:name="P45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4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8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469e73"/>
    </style:style>
    <style:style style:name="T31" style:family="text">
      <style:text-properties officeooo:rsid="0046e4b3"/>
    </style:style>
    <style:style style:name="T32" style:family="text">
      <style:text-properties officeooo:rsid="00486edb"/>
    </style:style>
    <style:style style:name="T33" style:family="text">
      <style:text-properties officeooo:rsid="004a7bfc"/>
    </style:style>
    <style:style style:name="T34" style:family="text">
      <style:text-properties officeooo:rsid="004b7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2"/>
      <text:p text:style-name="P12">Presentació assignatura</text:p>
      <text:p text:style-name="P21">Comentem web assignatura</text:p>
      <text:p text:style-name="P30">Comentem unitats </text:p>
      <text:list xml:id="list4807418237602506257" text:style-name="L1">
        <text:list-item>
          <text:p text:style-name="P50"><text:a xlink:type="simple" xlink:href="https://paulinoposada.github.io/web_e/web_e_2425/documents/apunts/unitat_1_ley_ohm/e_apunts_ud_1_1_gs.pdf">1.1 Circuit elèctric</text:a></text:p>
        </text:list-item>
        <text:list-item>
          <text:p text:style-name="P50"><text:a xlink:type="simple" xlink:href="https://paulinoposada.github.io/web_e/web_e_2425/documents/apunts/unitat_1_ley_ohm/e_apunts_ud_1_2_gs.pdf">1.2 Llei d'ohm</text:a></text:p>
        </text:list-item>
        <text:list-item>
          <text:p text:style-name="P50"><text:a xlink:type="simple" xlink:href="https://paulinoposada.github.io/web_e/web_e_2425/documents/apunts/unitat_2_seguridad/e_apunts_ud_2_1_gs.pdf">2 Seguretat</text:a></text:p>
        </text:list-item>
        <text:list-item>
          <text:p text:style-name="P50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51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1"/>
      <text:p text:style-name="P21"/>
      <text:p text:style-name="P3">Di<text:span text:style-name="T3">jous</text:span><text:tab/><text:tab/><text:tab/><text:tab/>2<text:span text:style-name="T3">6</text:span>/09/2<text:span text:style-name="T1">4</text:span></text:p>
      <text:p text:style-name="P13"/>
      <text:p text:style-name="P22">Comentem </text:p>
      <text:list xml:id="list8639288321048795893" text:style-name="L2">
        <text:list-item>
          <text:p text:style-name="P52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6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52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1"/>
      <text:p text:style-name="P31"/>
      <text:p text:style-name="P4">Di<text:span text:style-name="T5">vendres</text:span><text:tab/><text:tab/><text:tab/>2<text:span text:style-name="T5">7</text:span>/09/2<text:span text:style-name="T1">4</text:span></text:p>
      <text:p text:style-name="P14"/>
      <text:p text:style-name="P23">Comentem </text:p>
      <text:list xml:id="list72548765123996" text:continue-numbering="true" text:style-name="L2">
        <text:list-item>
          <text:p text:style-name="P53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4"/>
      <text:p text:style-name="P32">Comentem <text:s/></text:p>
      <text:list xml:id="list72549490986591" text:continue-list="list4807418237602506257" text:style-name="L1">
        <text:list-item>
          <text:p text:style-name="P54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55">Programa de simulació Cade Simu</text:p>
        </text:list-item>
      </text:list>
      <text:p text:style-name="P23"/>
      <text:p text:style-name="P23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4"/>
      <text:p text:style-name="P23">Comentem </text:p>
      <text:list xml:id="list8569829534187833444" text:style-name="L3">
        <text:list-item>
          <text:p text:style-name="P6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6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68">Baixem al taller i comentem connexió font d'alimentació de PC que utilitzarem per les pràctiques de cc.</text:p>
          <text:p text:style-name="P69"><text:s/></text:p>
        </text:list-item>
      </text:list>
      <text:p text:style-name="P32"/>
      <text:p text:style-name="P32"/>
      <text:p text:style-name="P4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4"/>
      <text:p text:style-name="P23">Comentem </text:p>
      <text:list xml:id="list72550307266196" text:continue-numbering="true" text:style-name="L3">
        <text:list-item>
          <text:p text:style-name="P76">Baixem al taller i feim practiques amb circuits pont.</text:p>
        </text:list-item>
      </text:list>
      <text:p text:style-name="P38"/>
      <text:p text:style-name="P3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5"/>
      <text:p text:style-name="P33">Comentem <text:s/></text:p>
      <text:list xml:id="list72550137134124" text:continue-list="list72549490986591" text:style-name="L1">
        <text:list-item>
          <text:p text:style-name="P56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56"/>
        </text:list-item>
      </text:list>
      <text:p text:style-name="P24"/>
      <text:p text:style-name="P24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5"/>
      <text:p text:style-name="P24">Comentem </text:p>
      <text:list xml:id="list7991952641430208634" text:style-name="L4">
        <text:list-item>
          <text:p text:style-name="P77">Comentem pràctica Wheatstone amb dos diodes, corrent per la diagonal en els següents casos: </text:p>
          <text:p text:style-name="P77">cas 1: potenciòmetre a màxima resistència </text:p>
          <text:p text:style-name="P77">cas 2: potenciòmetre a resistència igual a R3</text:p>
          <text:p text:style-name="P77">cas 3: potenciòmetrea a mínima resistència</text:p>
        </text:list-item>
        <text:list-item>
          <text:p text:style-name="P6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77"/>
          <text:p text:style-name="P70"><text:s/></text:p>
        </text:list-item>
      </text:list>
      <text:p text:style-name="P33"/>
      <text:p text:style-name="P3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5"/>
      <text:p text:style-name="P24">Comentem </text:p>
      <text:list xml:id="list72549153869916" text:continue-numbering="true" text:style-name="L4">
        <text:list-item>
          <text:p text:style-name="P6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6"/>
      <text:p text:style-name="P34">Comentem <text:s/></text:p>
      <text:list xml:id="list72550131251428" text:continue-list="list72550137134124" text:style-name="L1">
        <text:list-item>
          <text:p text:style-name="P57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57"/>
        </text:list-item>
      </text:list>
      <text:p text:style-name="P25"/>
      <text:p text:style-name="P25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6"/>
      <text:p text:style-name="P25">Comentem </text:p>
      <text:list xml:id="list2122912918533244042" text:style-name="L5">
        <text:list-item>
          <text:p text:style-name="P7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7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78"/>
          <text:p text:style-name="P71"><text:s/></text:p>
        </text:list-item>
      </text:list>
      <text:p text:style-name="P34"/>
      <text:p text:style-name="P34"/>
      <text:p text:style-name="P6"/>
      <text:p text:style-name="P49">Di<text:span text:style-name="T5">vendres</text:span><text:tab/><text:tab/><text:tab/><text:span text:style-name="T8">18</text:span>/<text:span text:style-name="T6">10</text:span>/2<text:span text:style-name="T1">4</text:span></text:p>
      <text:p text:style-name="P16"/>
      <text:p text:style-name="P25">Comentem </text:p>
      <text:list xml:id="list72549749820751" text:continue-numbering="true" text:style-name="L5">
        <text:list-item>
          <text:p text:style-name="P82">Comentem <text:a xlink:type="simple" xlink:href="https://paulinoposada.github.io/web_e/web_e_2425/documents/ta.pdf">tasca 5</text:a>.</text:p>
        </text:list-item>
        <text:list-item>
          <text:p text:style-name="P8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0"/>
      <text:p text:style-name="P4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7"/>
      <text:p text:style-name="P35">Comentem <text:s/></text:p>
      <text:list xml:id="list72548910364498" text:continue-list="list72550131251428" text:style-name="L1">
        <text:list-item>
          <text:p text:style-name="P8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58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58"/>
        </text:list-item>
      </text:list>
      <text:p text:style-name="P26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6"/>
      <text:list xml:id="list7082407127406341783" text:style-name="L6">
        <text:list-item>
          <text:p text:style-name="P6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7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4"><text:span text:style-name="T18">Comencem a comentar apartat 1.2 </text:span><text:span text:style-name="T29">La derivada y ejemplos de tensiones variables </text:span><text:span text:style-name="T30">(fins pàg. 13)</text:span></text:p>
      <text:p text:style-name="P46">Comentem exercici 1.2-1</text:p>
      <text:p text:style-name="P45"/>
      <text:p text:style-name="P45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8"/>
      <text:p text:style-name="P36">Comentem <text:s/></text:p>
      <text:list xml:id="list72549633310454" text:continue-list="list72548910364498" text:style-name="L1">
        <text:list-item>
          <text:p text:style-name="P83">Treball autònom 9</text:p>
        </text:list-item>
        <text:list-item>
          <text:p text:style-name="P8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9">La derivada y ejemplos de tensiones variables</text:span></text:p>
        </text:list-item>
        <text:list-item>
          <text:p text:style-name="P59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59"/>
        </text:list-item>
      </text:list>
      <text:p text:style-name="P27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1"/>
      <text:p text:style-name="P41">Lliure triat pel centre</text:p>
      <text:list xml:id="list762097466540202741" text:style-name="L7">
        <text:list-header>
          <text:p text:style-name="P73"><text:s/></text:p>
        </text:list-header>
      </text:list>
      <text:p text:style-name="P9">Di<text:span text:style-name="T5">vendres</text:span><text:tab/><text:tab/><text:tab/><text:span text:style-name="T31">01</text:span>/<text:span text:style-name="T6">11</text:span>/2<text:span text:style-name="T1">4</text:span></text:p>
      <text:p text:style-name="P9"/>
      <text:p text:style-name="P41">Tots Sants</text:p>
      <text:p text:style-name="P9"/>
      <text:p text:style-name="P47"/>
      <text:p text:style-name="P47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19"/>
      <text:p text:style-name="P42"><text:a xlink:type="simple" xlink:href="https://paulinoposada.github.io/web_e/web_e_2425/documents/examens/241106_ome_map33a_examen_sol.pdf">Examen</text:a></text:p>
      <text:list xml:id="list72550433394459" text:continue-list="list72549633310454" text:style-name="L1">
        <text:list-header>
          <text:p text:style-name="P60"/>
        </text:list-header>
      </text:list>
      <text:p text:style-name="P28"/>
      <text:p text:style-name="P10"/>
      <text:p text:style-name="P90">Di<text:span text:style-name="T3">jous</text:span><text:tab/><text:tab/><text:tab/><text:tab/><text:span text:style-name="T32">07</text:span>/<text:span text:style-name="T6">11</text:span>/2<text:span text:style-name="T1">4</text:span></text:p>
      <text:p text:style-name="P28"/>
      <text:list xml:id="list7732615825578429514" text:style-name="L8">
        <text:list-item>
          <text:p text:style-name="P65"><text:span text:style-name="T32">Comentem solució de l'</text:span><text:a xlink:type="simple" xlink:href="https://paulinoposada.github.io/web_e/web_e_2425/documents/examens/241106_ome_map33a_examen_sol.pdf"><text:span text:style-name="T32">examen</text:span></text:a><text:span text:style-name="T32">.</text:span></text:p>
          <text:p text:style-name="P74"><text:s/></text:p>
        </text:list-item>
      </text:list>
      <text:p text:style-name="P10"/>
      <text:p text:style-name="P10">Di<text:span text:style-name="T5">vendres</text:span><text:tab/><text:tab/><text:tab/><text:span text:style-name="T32">08</text:span>/<text:span text:style-name="T6">11</text:span>/2<text:span text:style-name="T1">4</text:span></text:p>
      <text:p text:style-name="P10"/>
      <text:p text:style-name="P4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9"/>
      <text:p text:style-name="P89"/>
      <text:p text:style-name="P89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0"/>
      <text:p text:style-name="P8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72549329587060" text:continue-list="list72550433394459" text:style-name="L1">
        <text:list-header>
          <text:p text:style-name="P61"/>
        </text:list-header>
      </text:list>
      <text:p text:style-name="P29"/>
      <text:p text:style-name="P11">Di<text:span text:style-name="T3">jous</text:span><text:tab/><text:tab/><text:tab/><text:tab/><text:span text:style-name="T33">14</text:span>/<text:span text:style-name="T6">11</text:span>/2<text:span text:style-name="T1">4</text:span></text:p>
      <text:p text:style-name="P84"/>
      <text:p text:style-name="P84"><text:span text:style-name="T34">Comentar treball </text:span><text:a xlink:type="simple" xlink:href="https://paulinoposada.github.io/web_e/web_e_2425/documents/ta/ta_09.pdf"><text:span text:style-name="T34">autonom 9</text:span></text:a><text:span text:style-name="T34">.</text:span></text:p>
      <text:list xml:id="list8744452045620490981" text:style-name="L9">
        <text:list-header>
          <text:p text:style-name="P66"/>
          <text:p text:style-name="P75"><text:s/></text:p>
        </text:list-header>
      </text:list>
      <text:p text:style-name="P11">Di<text:span text:style-name="T5">vendres</text:span><text:tab/><text:tab/><text:tab/><text:span text:style-name="T33">15</text:span>/<text:span text:style-name="T6">11</text:span>/2<text:span text:style-name="T1">4</text:span></text:p>
      <text:p text:style-name="P1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4T07:25:48.212335353</dc:date>
    <meta:editing-duration>PT1H33M1S</meta:editing-duration>
    <meta:editing-cycles>74</meta:editing-cycles>
    <meta:document-statistic meta:table-count="0" meta:image-count="0" meta:object-count="0" meta:page-count="4" meta:paragraph-count="100" meta:word-count="424" meta:character-count="2733" meta:non-whitespace-character-count="2351"/>
  </office:meta>
</office:document-meta>
</file>